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ocumentFragmentImpl.DocumentFragmentImpl( CoreDocumentImpl ownerDo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cumentFragmentImpl.getNode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cumentFragmentImpl.getNode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DocumentFragmentImpl.normalize( )</text:p>
          </table:table-cell>
          <table:table-cell office:value-type="float" office:value="9">
            <text:p text:style-name="Table_20_Contents">9</text:p>
          </table:table-cell>
          <table:table-cell office:value-type="float" office:value="8">
            <text:p text:style-name="Table_20_Contents">8</text:p>
          </table:table-cell>
          <table:table-cell office:value-type="float" office:value="29">
            <text:p text:style-name="Table_20_Contents">29</text:p>
          </table:table-cell>
        </table:table-row>
        <table:table-row>
          <table:table-cell office:value-type="string">
            <text:p text:style-name="Table_20_Contents">DocumentFragmentImpl.DocumentFragmentImp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